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text-properties fo:font-weight="normal" style:font-weight-asian="normal" style:font-weight-complex="normal"/>
    </style:style>
    <style:style style:name="P21" style:family="paragraph" style:parent-style-name="Standard" style:list-style-name="L10"/>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37246846"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7236485"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37234518"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xml:id="list37246053"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37262116"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xml:id="list37236050"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xml:id="list37266169" text:style-name="L7">
        <text:list-header>
          <text:p text:style-name="P18"/>
        </text:list-header>
      </text:list>
      <text:p text:style-name="P6">Notes:</text:p>
      <text:list xml:id="list37248815"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 (Team Count)</text:p>
          </table:table-cell>
        </table:table-row>
        <table:table-row table:style-name="Table2.8">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 (Patch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ext:soft-page-break/>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
      <text:p text:style-name="Standard"/>
      <text:p text:style-name="P6">Notes:</text:p>
      <text:list xml:id="list37246483" text:style-name="L9">
        <text:list-item>
          <text:p text:style-name="P20">First WAD is odamex.wad, second WAD is the IWAD and following are standard patch wads</text:p>
        </text:list-item>
        <text:list-item>
          <text:p text:style-name="P20">If the server is passworded, a valid MD5 hash will exist, otherwise the field will be empty</text:p>
        </text:list-item>
      </text:list>
      <text:list xml:id="list37234193" text:style-name="L10">
        <text:list-item>
          <text:p text:style-name="P21">Data will NEVER be omitted based on game modes, it is always available no matter what (except in the case of versioning), the reasons for this are:</text:p>
          <text:list>
            <text:list-item>
              <text:p text:style-name="P21">Simplicity – Keeps data reading functions simple, the data can be safely ignored after being read.</text:p>
            </text:list-item>
            <text:list-item>
              <text:p text:style-name="P21">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ussell Rice</meta:initial-creator>
    <meta:creation-date>2008-07-24T16:21:14</meta:creation-date>
    <dc:creator>Russell Rice</dc:creator>
    <dc:date>2010-01-05T17:13:52.59</dc:date>
    <meta:editing-cycles>69</meta:editing-cycles>
    <meta:editing-duration>PT89H22M15S</meta:editing-duration>
    <meta:document-statistic meta:table-count="6" meta:image-count="1" meta:object-count="0" meta:page-count="7" meta:paragraph-count="201" meta:word-count="1412" meta:character-count="8444"/>
    <meta:user-defined meta:name="Info 1"/>
    <meta:user-defined meta:name="Info 2"/>
    <meta:user-defined meta:name="Info 3"/>
    <meta:user-defined meta:name="Info 4"/>
  </office:meta>
</office:document-meta>
</file>